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MessageBrokerConfigurer.scop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BrokerConfigurer.configureMessageBroker( MessageBrokerRegistry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ontroller.handleException( IllegalArgument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WebSocketIntegrationTests.webSocketScope( WebSocketTestServer server , WebSocketClient webSocketClient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crementController.handl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BrokerConfiguration.clientOutboundChannel( TaskExecutor clientOutboundChannel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WebSocketIntegrationTests.sendMessageToController( WebSocketTestServer server , WebSocketClient webSocketClient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opedBeanControll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BrokerConfigurer.registerStompEndpoints( StompEndpoint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WebSocketHandler.TestClientWebSocketHandler( int expectedNumberOfMessages , TextMessage ... messagesToS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Controller.handle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WebSocketIntegrationTests.handleExceptionAndSendToUser( WebSocketTestServer server , WebSocketClient webSocketClient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ClientWebSocketHandler.afterConnectionEstablished( WebSocket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mpWebSocketIntegrationTests.sendMessageToControllerAndReceiveReplyViaTopic( WebSocketTestServer server , WebSocketClient webSocketClient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ompWebSocketIntegrationTests.sendMessageToBrokerAndReceiveReplyViaTopic( WebSocketTestServer server , WebSocketClient webSocketClient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crementController.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ientWebSocketHandler.handleTextMessage( WebSocketSession session , Text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WebSocketIntegrationTests.getAnnotatedConfigClass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BrokerConfiguration.clientInboundChannel( TaskExecutor clientInboundChannel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WebSocketIntegrationTests.sendSubscribeToControllerAndReceiveReply( WebSocketTestServer server , WebSocketClient webSocketClient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opedBeanController.ScopedBeanController( ScopedBean scop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BeanImpl.ScopedBeanImp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Bean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